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WholeDoc" text:name="LTc_WhichScope"/>
        <text:user-field-decl office:value-type="string" office:string-value="NoChange" text:name="LTc_WhichTarge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Standard">hello</text:p>
      <text:p text:style-name="Standard"><text:note text:id="ftn0" text:note-class="footnote"><text:note-citation>1</text:note-citation><text:note-body><text:p text:style-name="Footnote">there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03-30T10:23:54.29</meta:creation-date>
    <meta:document-statistic meta:table-count="0" meta:image-count="0" meta:object-count="0" meta:page-count="1" meta:paragraph-count="3" meta:word-count="3" meta:character-count="11"/>
    <dc:date>2011-03-30T10:24:52.31</dc:date>
    <dc:creator>Jim Kornelsen</dc:creator>
    <meta:editing-duration>PT58S</meta:editing-duration>
    <meta:editing-cycles>1</meta:editing-cycles>
    <meta:generator>OpenOffice.org/3.3$Win32 OpenOffice.org_project/330m20$Build-9567</meta:generator>
  </office:meta>
</office:document-meta>
</file>